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Montserrat" svg:font-family="Montserrat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6cm"/>
    </style:style>
    <style:style style:name="co3" style:family="table-column">
      <style:table-column-properties fo:break-before="auto" style:column-width="11.351cm"/>
    </style:style>
    <style:style style:name="co4" style:family="table-column">
      <style:table-column-properties fo:break-before="auto" style:column-width="10.319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10.901cm"/>
    </style:style>
    <style:style style:name="co9" style:family="table-column">
      <style:table-column-properties fo:break-before="auto" style:column-width="0.82cm"/>
    </style:style>
    <style:style style:name="co10" style:family="table-column">
      <style:table-column-properties fo:break-before="auto" style:column-width="8.784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369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2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#d9d9d9" style:text-align-source="fix" style:repeat-content="false" fo:wrap-option="wrap" fo:border="0.002cm solid #000000" style:vertical-align="middle"/>
      <style:paragraph-properties fo:text-align="center"/>
      <style:text-properties style:font-name="Montserrat" fo:font-size="18pt" fo:font-weight="bold" style:font-name-asian="Montserrat" style:font-size-asian="18pt" style:font-weight-asian="bold" style:font-name-complex="Montserrat" style:font-size-complex="18pt" style:font-weight-complex="bold"/>
    </style:style>
    <style:style style:name="ce2" style:family="table-cell" style:parent-style-name="Excel_20_Built-in_20_Normal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Montserrat" fo:font-size="14pt" style:font-name-asian="Montserrat" style:font-size-asian="14pt" style:font-name-complex="Montserrat" style:font-size-complex="14pt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4" style:family="table-cell" style:parent-style-name="Default" style:data-style-name="N0"/>
    <style:style style:name="ce5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/>
      <style:text-properties style:font-name="Montserrat" fo:font-size="14pt" style:font-name-asian="Montserrat" style:font-size-asian="14pt" style:font-name-complex="Montserrat" style:font-size-complex="14pt"/>
    </style:style>
    <style:style style:name="ce6" style:family="table-cell" style:parent-style-name="Excel_20_Built-in_20_Normal" style:data-style-name="N8000">
      <style:table-cell-properties fo:border-bottom="0.002cm solid #000000" fo:background-color="#d9d9d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Montserrat" fo:font-size="18pt" fo:font-weight="bold" style:font-name-asian="Montserrat" style:font-size-asian="18pt" style:font-weight-asian="bold" style:font-name-complex="Montserrat" style:font-size-complex="18pt" style:font-weight-complex="bold"/>
    </style:style>
    <style:style style:name="ce7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/>
      <style:text-properties style:font-name="Montserrat" fo:font-size="14pt" style:font-name-asian="Montserrat" style:font-size-asian="14pt" style:font-name-complex="Montserrat" style:font-size-complex="14pt"/>
    </style:style>
    <style:style style:name="ce8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Montserrat" fo:font-size="14pt" style:font-name-asian="Montserrat" style:font-size-asian="14pt" style:font-name-complex="Montserrat" style:font-size-complex="14pt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column table:style-name="co6" table:default-cell-style-name="ce3"/>
        <table:table-row table:style-name="ro1">
          <table:table-cell table:style-name="ce1"/>
          <table:table-cell table:style-name="ce1" office:value-type="string">
            <text:p>Fonctionnalité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Fonction getProducts() qui permet de récupérer tous les produits de l'API</text:p>
          </table:table-cell>
          <table:table-cell table:style-name="ce2" office:value-type="string">
            <text:p>Dès que la page d'accueil s'ouvre, un fetch est lancé avec une méthode GET</text:p>
          </table:table-cell>
          <table:table-cell table:style-name="ce2" office:value-type="string">
            <text:p>Récupérer toutes les données de l'API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Fonction displayProducts()</text:p>
          </table:table-cell>
          <table:table-cell table:style-name="ce2" office:value-type="string">
            <text:p>Cette fonction attends le résultat de la fonction précédente auquel on lui passe en paramètre ce résultat</text:p>
          </table:table-cell>
          <table:table-cell table:style-name="ce2" office:value-type="string">
            <text:p>Afficher l'ensemble des produits de l'API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Fonction anonyme auto-invoquée</text:p>
          </table:table-cell>
          <table:table-cell table:style-name="ce2" office:value-type="string">
            <text:p>Récupère le résultat de la fonction getProducts pour l'injecter dans la fonction displayProducts</text:p>
          </table:table-cell>
          <table:table-cell table:style-name="ce2" office:value-type="string">
            <text:p>Récupération et affichage des données de l'API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4" table:number-rows-repeated="18">
          <table:table-cell table:number-columns-repeated="1024"/>
        </table:table-row>
        <table:table-row table:style-name="ro5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duct" table:style-name="ta2">
        <table:table-column table:style-name="co7" table:default-cell-style-name="ce4"/>
        <table:table-column table:style-name="co8" table:number-columns-repeated="4" table:default-cell-style-name="ce4"/>
        <table:table-column table:style-name="co6" table:number-columns-repeated="1019" table:default-cell-style-name="ce4"/>
        <table:table-row table:style-name="ro7">
          <table:table-cell table:style-name="ce1"/>
          <table:table-cell table:style-name="ce1" office:value-type="string">
            <text:p>Fonctionnalité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Récupération du paramètre d'URL "id"</text:p>
          </table:table-cell>
          <table:table-cell table:style-name="ce2" office:value-type="string">
            <text:p>Permet de récupérer l'id qui est passé depis la page index.html</text:p>
          </table:table-cell>
          <table:table-cell table:style-name="ce2" office:value-type="string">
            <text:p>id séléctionné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Fonction getOneProduct()</text:p>
          </table:table-cell>
          <table:table-cell table:style-name="ce2" office:value-type="string">
            <text:p>Grâce à l'id récupéré par l'URL, nous pouvons faire un fetch uniquement sur cette id</text:p>
          </table:table-cell>
          <table:table-cell table:style-name="ce2" office:value-type="string">
            <text:p>Récupéré la data sur le produit en question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8">
          <table:table-cell table:style-name="ce2" office:value-type="float" office:value="3">
            <text:p>3</text:p>
          </table:table-cell>
          <table:table-cell table:style-name="ce2" office:value-type="string">
            <text:p>Fonction displayProduct()</text:p>
          </table:table-cell>
          <table:table-cell table:style-name="ce2" office:value-type="string">
            <text:p>Nous passons en paramètre de cette fonction le résultat de la fonction précédente qui est stocké dans une variable "product"</text:p>
          </table:table-cell>
          <table:table-cell table:style-name="ce2" office:value-type="string">
            <text:p>affichage du produit sur la page product.html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Fonction CreateLS()</text:p>
          </table:table-cell>
          <table:table-cell table:style-name="ce2" office:value-type="string">
            <text:p>Permet de créer le localStorage</text:p>
          </table:table-cell>
          <table:table-cell table:style-name="ce2" office:value-type="string">
            <text:p>Sauvegarder les données dans le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9">
          <table:table-cell table:style-name="ce2" office:value-type="float" office:value="5">
            <text:p>5</text:p>
          </table:table-cell>
          <table:table-cell table:style-name="ce2" office:value-type="string">
            <text:p>Fonction saveProductLS()</text:p>
          </table:table-cell>
          <table:table-cell table:style-name="ce2" office:value-type="string">
            <text:p>Création d'un produit dans le localStorage</text:p>
          </table:table-cell>
          <table:table-cell table:style-name="ce2" office:value-type="string">
            <text:p>Stockage du produit dans le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Fonction getProductLS()</text:p>
          </table:table-cell>
          <table:table-cell table:style-name="ce2" office:value-type="string">
            <text:p>Permet de faire la méthode filter dans la fonction createLS() </text:p>
          </table:table-cell>
          <table:table-cell table:style-name="ce2" office:value-type="string">
            <text:p>Récupérer les produits sauvegardés dans le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0" table:number-rows-repeated="104856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rt" table:style-name="ta2">
        <table:table-column table:style-name="co9" table:default-cell-style-name="ce4"/>
        <table:table-column table:style-name="co10" table:number-columns-repeated="4" table:default-cell-style-name="ce4"/>
        <table:table-column table:style-name="co6" table:number-columns-repeated="1019" table:default-cell-style-name="ce4"/>
        <table:table-row table:style-name="ro7">
          <table:table-cell table:style-name="ce1"/>
          <table:table-cell table:style-name="ce6" office:value-type="string">
            <text:p>Fonctionnalité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Résultat observé</text:p>
          </table:table-cell>
          <table:table-cell table:number-columns-repeated="1019"/>
        </table:table-row>
        <table:table-row table:style-name="ro8">
          <table:table-cell table:style-name="ce5" office:value-type="float" office:value="1">
            <text:p>1</text:p>
          </table:table-cell>
          <table:table-cell table:style-name="ce7" office:value-type="string">
            <text:p>Fonction getProductsFetch()</text:p>
          </table:table-cell>
          <table:table-cell table:style-name="ce5" office:value-type="string">
            <text:p>Fetch pour récupérer les données sur l'API, fonction appelée dans une fonction anonyme auto-invoquée</text:p>
          </table:table-cell>
          <table:table-cell table:style-name="ce5" office:value-type="string">
            <text:p>Récupération des données de l'API</text:p>
          </table:table-cell>
          <table:table-cell table:style-name="ce5" office:value-type="string">
            <text:p>ok</text:p>
          </table:table-cell>
          <table:table-cell table:number-columns-repeated="1019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8" office:value-type="string">
            <text:p>Fonction getProductsLS()</text:p>
          </table:table-cell>
          <table:table-cell table:style-name="ce2" office:value-type="string">
            <text:p>getItem pour récupérer les données du localStorage, fonction appelée dans une fonction anonyme auto-invoquée</text:p>
          </table:table-cell>
          <table:table-cell table:style-name="ce2" office:value-type="string">
            <text:p>Récupération des données du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8" office:value-type="string">
            <text:p>Fonction displayProduct()</text:p>
          </table:table-cell>
          <table:table-cell table:style-name="ce2" office:value-type="string">
            <text:p>Méthode fetch avec l'id de chaque produit présent dans le localStorage</text:p>
          </table:table-cell>
          <table:table-cell table:style-name="ce2" office:value-type="string">
            <text:p>Récupération des produits sur l'API et qui sont présent dans le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8">
          <table:table-cell table:style-name="ce2" office:value-type="float" office:value="4">
            <text:p>4</text:p>
          </table:table-cell>
          <table:table-cell table:style-name="ce8" office:value-type="string">
            <text:p>Fonction totalPrice()</text:p>
          </table:table-cell>
          <table:table-cell table:style-name="ce2" office:value-type="string">
            <text:p>Au changement de quantité de produit du panier, on actualise le prix total en direct</text:p>
          </table:table-cell>
          <table:table-cell table:style-name="ce2" office:value-type="string">
            <text:p>Afficher le prix total du panier en temps réel sur la page cart.html dès que l'on change une quantité / une supression 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1">
          <table:table-cell table:style-name="ce2" office:value-type="float" office:value="5">
            <text:p>5</text:p>
          </table:table-cell>
          <table:table-cell table:style-name="ce8" office:value-type="string">
            <text:p>Fonction totalQuantity()</text:p>
          </table:table-cell>
          <table:table-cell table:style-name="ce2" office:value-type="string">
            <text:p>Au changement de quantité de produit du panier, on actualise la quantité totale en direct</text:p>
          </table:table-cell>
          <table:table-cell table:style-name="ce2" office:value-type="string">
            <text:p>Afficher la quantité totale de produit présent dans le panier en temps réel sur la page cart.html dès que l'on change une quantité / une supression 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8" office:value-type="string">
            <text:p>Fonction deleteItem()</text:p>
          </table:table-cell>
          <table:table-cell table:style-name="ce2" office:value-type="string">
            <text:p>Au clique sur le bouton de suppression, déclenche la suppression du produit concerné</text:p>
          </table:table-cell>
          <table:table-cell table:style-name="ce2" office:value-type="string">
            <text:p>Supprimer un produit du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8" office:value-type="string">
            <text:p>Fonction saveProductLS()</text:p>
          </table:table-cell>
          <table:table-cell table:style-name="ce2" office:value-type="string">
            <text:p>Fonction déclenché au changement de quantité et à la suppression d'un produit du panier</text:p>
          </table:table-cell>
          <table:table-cell table:style-name="ce2" office:value-type="string">
            <text:p>Stockage du produit dans le localStorage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8" office:value-type="string">
            <text:p>fonction changeQuantity()</text:p>
          </table:table-cell>
          <table:table-cell table:style-name="ce2" office:value-type="string">
            <text:p>Dès que l'on clique sur + ou - la quantité change</text:p>
          </table:table-cell>
          <table:table-cell table:style-name="ce2" office:value-type="string">
            <text:p>Changement de la quantité du produit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8" office:value-type="string">
            <text:p>Fonction displayError()</text:p>
          </table:table-cell>
          <table:table-cell table:style-name="ce2" office:value-type="string">
            <text:p>A chaque touche tapée, la fonction se met à jour</text:p>
          </table:table-cell>
          <table:table-cell table:style-name="ce2" office:value-type="string">
            <text:p>Affichage d'une erreur si la condition du champs n'est pas respecté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8" office:value-type="string">
            <text:p>Fonction Check()</text:p>
          </table:table-cell>
          <table:table-cell table:style-name="ce2" office:value-type="string">
            <text:p>Si une condition n'est pas respectée, le bouton 'ajouter' est désactivé</text:p>
          </table:table-cell>
          <table:table-cell table:style-name="ce2" office:value-type="string">
            <text:p>Checker les champs du fourmulair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1">
          <table:table-cell table:style-name="ce2" office:value-type="float" office:value="11">
            <text:p>11</text:p>
          </table:table-cell>
          <table:table-cell table:style-name="ce8" office:value-type="string">
            <text:p>Fonction confirmCart()</text:p>
          </table:table-cell>
          <table:table-cell table:style-name="ce2" office:value-type="string">
            <text:p>Au clique sur le bouton "ajouter", un fetch avec une méthode POST est déclenché avec l'envoie des champs du formulaire ainsi que l'id des produits du panier</text:p>
          </table:table-cell>
          <table:table-cell table:style-name="ce2" office:value-type="string">
            <text:p>Envoie des données du formulaire + id des produits au back end puis redirection sur la page confirmation.html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Montserrat" svg:font-family="Montserrat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7/04/2022</text:date>, <text:time>17:5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MARQUES Tony SGT</meta:initial-creator>
    <dc:creator>Tony Marques</dc:creator>
    <meta:creation-date>2022-03-28T11:49:29Z</meta:creation-date>
    <dc:date>2022-04-07T17:56:36.81</dc:date>
    <meta:editing-duration>P6DT23H24M8S</meta:editing-duration>
    <meta:editing-cycles>1</meta:editing-cycles>
    <meta:document-statistic meta:table-count="3" meta:cell-count="111" meta:object-count="0"/>
  </office:meta>
</office:document-meta>
</file>